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3">
          <table:table-cell office:value-type="string">
            <text:p>cores</text:p>
          </table:table-cell>
          <table:table-cell office:value-type="string">
            <text:p>RunningTIme</text:p>
          </table:table-cell>
          <table:table-cell office:value-type="string">
            <text:p>Efficiency</text:p>
          </table:table-cell>
          <table:table-cell office:value-type="string">
            <text:p>no. rectangles/sec</text:p>
          </table:table-cell>
          <table:table-cell/>
          <table:table-cell office:value-type="string">
            <text:p>Threads</text:p>
          </table:table-cell>
          <table:table-cell table:style-name="Default" office:value-type="string">
            <text:p>RunningTime</text:p>
          </table:table-cell>
          <table:table-cell table:style-name="Default" office:value-type="string">
            <text:p>no. rectangles</text:p>
          </table:table-cell>
          <table:table-cell table:number-columns-repeated="2"/>
          <table:table-cell table:style-name="Default" office:value-type="string">
            <text:p>RunningTime</text:p>
          </table:table-cell>
          <table:table-cell table:style-name="Default" office:value-type="string">
            <text:p>no. rectangles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0416.38363">
            <text:p>40416.38363</text:p>
          </table:table-cell>
          <table:table-cell/>
          <table:table-cell table:formula="of:=250500250000 /[.B2]" office:value-type="float" office:value="6197987.73421332">
            <text:p>6197987.73421332</text:p>
          </table:table-cell>
          <table:table-cell/>
          <table:table-cell office:value-type="float" office:value="2">
            <text:p>2</text:p>
          </table:table-cell>
          <table:table-cell office:value-type="float" office:value="20401.840457">
            <text:p>20401.840457</text:p>
          </table:table-cell>
          <table:table-cell office:value-type="float" office:value="125250125000">
            <text:p>125250125000</text:p>
          </table:table-cell>
          <table:table-cell/>
          <table:table-cell office:value-type="float" office:value="16">
            <text:p>16</text:p>
          </table:table-cell>
          <table:table-cell office:value-type="float" office:value="2785.888926">
            <text:p>2785.888926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float" office:value="20708.28271">
            <text:p>20708.28271</text:p>
          </table:table-cell>
          <table:table-cell/>
          <table:table-cell office:value-type="float" office:value="11768139.94">
            <text:p>11768139.94</text:p>
          </table:table-cell>
          <table:table-cell table:number-columns-repeated="2"/>
          <table:table-cell office:value-type="float" office:value="21014.724971">
            <text:p>21014.724971</text:p>
          </table:table-cell>
          <table:table-cell office:value-type="float" office:value="125250125000">
            <text:p>125250125000</text:p>
          </table:table-cell>
          <table:table-cell table:number-columns-repeated="2"/>
          <table:table-cell office:value-type="float" office:value="2762.787527">
            <text:p>2762.787527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802.28277">
            <text:p>10802.28277</text:p>
          </table:table-cell>
          <table:table-cell/>
          <table:table-cell office:value-type="float" office:value="23189566.07">
            <text:p>23189566.07</text:p>
          </table:table-cell>
          <table:table-cell table:number-columns-repeated="2"/>
          <table:table-cell table:style-name="Default" table:formula="of:=AVERAGE([.G2:.G3])" office:value-type="float" office:value="20708.282714">
            <text:p>20708.282714</text:p>
          </table:table-cell>
          <table:table-cell office:value-type="float" office:value="125250125000">
            <text:p>125250125000</text:p>
          </table:table-cell>
          <table:table-cell table:formula="of:=[.H8]*2/[.G8]" office:value-type="float" office:value="11768139.9362895">
            <text:p>11768139.9362895</text:p>
          </table:table-cell>
          <table:table-cell/>
          <table:table-cell office:value-type="float" office:value="2767.891714">
            <text:p>2767.891714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552.010289">
            <text:p>5552.010289</text:p>
          </table:table-cell>
          <table:table-cell/>
          <table:table-cell office:value-type="float" office:value="45118837.49">
            <text:p>45118837.4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766.865248">
            <text:p>2766.865248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777.223694">
            <text:p>2777.223694</text:p>
          </table:table-cell>
          <table:table-cell/>
          <table:table-cell office:value-type="float" office:value="89692727.5">
            <text:p>89692727.5</text:p>
          </table:table-cell>
          <table:table-cell/>
          <table:table-cell office:value-type="float" office:value="4">
            <text:p>4</text:p>
          </table:table-cell>
          <table:table-cell office:value-type="float" office:value="10616.427424">
            <text:p>10616.427424</text:p>
          </table:table-cell>
          <table:table-cell office:value-type="float" office:value="62625062500">
            <text:p>62625062500</text:p>
          </table:table-cell>
          <table:table-cell table:number-columns-repeated="2"/>
          <table:table-cell office:value-type="float" office:value="2766.768495">
            <text:p>2766.768495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/>
          <table:table-cell office:value-type="string">
            <text:p>Speed-up</text:p>
          </table:table-cell>
          <table:table-cell office:value-type="string">
            <text:p>Efficiency</text:p>
          </table:table-cell>
          <table:table-cell table:number-columns-repeated="3"/>
          <table:table-cell office:value-type="float" office:value="10928.913183">
            <text:p>10928.913183</text:p>
          </table:table-cell>
          <table:table-cell office:value-type="float" office:value="62625062500">
            <text:p>62625062500</text:p>
          </table:table-cell>
          <table:table-cell table:number-columns-repeated="2"/>
          <table:table-cell office:value-type="float" office:value="2766.339857">
            <text:p>2766.339857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0643.153946">
            <text:p>10643.153946</text:p>
          </table:table-cell>
          <table:table-cell office:value-type="float" office:value="62625062500">
            <text:p>62625062500</text:p>
          </table:table-cell>
          <table:table-cell table:number-columns-repeated="2"/>
          <table:table-cell office:value-type="float" office:value="2764.302602">
            <text:p>2764.302602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B2]/[.B3]" office:value-type="float" office:value="1.95170136490763">
            <text:p>1.9517013649</text:p>
          </table:table-cell>
          <table:table-cell table:formula="of:=[.B9]/2" office:value-type="float" office:value="0.975850682453813">
            <text:p>0.9758506825</text:p>
          </table:table-cell>
          <table:table-cell table:number-columns-repeated="3"/>
          <table:table-cell office:value-type="float" office:value="11020.636533">
            <text:p>11020.636533</text:p>
          </table:table-cell>
          <table:table-cell office:value-type="float" office:value="62625062500">
            <text:p>62625062500</text:p>
          </table:table-cell>
          <table:table-cell table:number-columns-repeated="2"/>
          <table:table-cell office:value-type="float" office:value="2763.147718">
            <text:p>2763.147718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B2]/[.B4]" office:value-type="float" office:value="3.74146691866316">
            <text:p>3.7414669187</text:p>
          </table:table-cell>
          <table:table-cell table:formula="of:=[.B10]/[.A10]" office:value-type="float" office:value="0.935366729665789">
            <text:p>0.9353667297</text:p>
          </table:table-cell>
          <table:table-cell table:number-columns-repeated="3"/>
          <table:table-cell table:style-name="Default" table:formula="of:=AVERAGE([.G6:.G9])" office:value-type="float" office:value="10802.2827715">
            <text:p>10802.2827715</text:p>
          </table:table-cell>
          <table:table-cell office:value-type="float" office:value="62625062500">
            <text:p>62625062500</text:p>
          </table:table-cell>
          <table:table-cell table:formula="of:=[.H10]*4/[.G10]" office:value-type="float" office:value="23189566.0666191">
            <text:p>23189566.0666191</text:p>
          </table:table-cell>
          <table:table-cell/>
          <table:table-cell office:value-type="float" office:value="2777.138459">
            <text:p>2777.138459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B2]/[.B5]" office:value-type="float" office:value="7.27959451193301">
            <text:p>7.2795945119</text:p>
          </table:table-cell>
          <table:table-cell table:formula="of:=[.B11]/[.A11]" office:value-type="float" office:value="0.909949313991626">
            <text:p>0.909949314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2788.472339">
            <text:p>2788.472339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B2]/[.B6]" office:value-type="float" office:value="14.5528009563352">
            <text:p>14.5528009563</text:p>
          </table:table-cell>
          <table:table-cell table:formula="of:=[.B12]/[.A12]" office:value-type="float" office:value="0.90955005977095">
            <text:p>0.9095500598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2777.102239">
            <text:p>2777.102239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table:number-columns-repeated="5"/>
          <table:table-cell office:value-type="float" office:value="8">
            <text:p>8</text:p>
          </table:table-cell>
          <table:table-cell office:value-type="float" office:value="5535.454154">
            <text:p>5535.454154</text:p>
          </table:table-cell>
          <table:table-cell office:value-type="float" office:value="31312531250">
            <text:p>31312531250</text:p>
          </table:table-cell>
          <table:table-cell table:number-columns-repeated="2"/>
          <table:table-cell office:value-type="float" office:value="2779.560605">
            <text:p>2779.560605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table:number-columns-repeated="6"/>
          <table:table-cell office:value-type="float" office:value="5561.574402">
            <text:p>5561.574402</text:p>
          </table:table-cell>
          <table:table-cell office:value-type="float" office:value="31312531250">
            <text:p>31312531250</text:p>
          </table:table-cell>
          <table:table-cell table:number-columns-repeated="2"/>
          <table:table-cell office:value-type="float" office:value="2783.144369">
            <text:p>2783.144369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table:number-columns-repeated="6"/>
          <table:table-cell office:value-type="float" office:value="5528.586578">
            <text:p>5528.586578</text:p>
          </table:table-cell>
          <table:table-cell office:value-type="float" office:value="31312531250">
            <text:p>31312531250</text:p>
          </table:table-cell>
          <table:table-cell table:number-columns-repeated="2"/>
          <table:table-cell office:value-type="float" office:value="2786.580281">
            <text:p>2786.580281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table:number-columns-repeated="6"/>
          <table:table-cell office:value-type="float" office:value="5523.171097">
            <text:p>5523.171097</text:p>
          </table:table-cell>
          <table:table-cell office:value-type="float" office:value="31312531250">
            <text:p>31312531250</text:p>
          </table:table-cell>
          <table:table-cell table:number-columns-repeated="2"/>
          <table:table-cell office:value-type="float" office:value="2792.871424">
            <text:p>2792.871424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table:number-columns-repeated="6"/>
          <table:table-cell office:value-type="float" office:value="5557.45627">
            <text:p>5557.45627</text:p>
          </table:table-cell>
          <table:table-cell office:value-type="float" office:value="31312531250">
            <text:p>31312531250</text:p>
          </table:table-cell>
          <table:table-cell table:number-columns-repeated="2"/>
          <table:table-cell office:value-type="float" office:value="2806.717293">
            <text:p>2806.717293</text:p>
          </table:table-cell>
          <table:table-cell office:value-type="float" office:value="15656265625">
            <text:p>15656265625</text:p>
          </table:table-cell>
          <table:table-cell/>
        </table:table-row>
        <table:table-row table:style-name="ro3">
          <table:table-cell table:number-columns-repeated="6"/>
          <table:table-cell office:value-type="float" office:value="5550.932521">
            <text:p>5550.932521</text:p>
          </table:table-cell>
          <table:table-cell office:value-type="float" office:value="31312531250">
            <text:p>31312531250</text:p>
          </table:table-cell>
          <table:table-cell table:number-columns-repeated="2"/>
          <table:table-cell table:style-name="Default" table:formula="of:=AVERAGE([.K2:.K17])" office:value-type="float" office:value="2777.2236935">
            <text:p>2777.2236935</text:p>
          </table:table-cell>
          <table:table-cell office:value-type="float" office:value="15656265625">
            <text:p>15656265625</text:p>
          </table:table-cell>
          <table:table-cell table:formula="of:=[.L18]*16/[.K16]" office:value-type="float" office:value="89692725.5037144">
            <text:p>89692725.5037144</text:p>
          </table:table-cell>
        </table:table-row>
        <table:table-row table:style-name="ro3">
          <table:table-cell table:number-columns-repeated="6"/>
          <table:table-cell office:value-type="float" office:value="5565.595673">
            <text:p>5565.595673</text:p>
          </table:table-cell>
          <table:table-cell office:value-type="float" office:value="31312531250">
            <text:p>3131253125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6"/>
          <table:table-cell office:value-type="float" office:value="5593.311619">
            <text:p>5593.311619</text:p>
          </table:table-cell>
          <table:table-cell office:value-type="float" office:value="31312531250">
            <text:p>3131253125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6"/>
          <table:table-cell table:style-name="Default" table:formula="of:=AVERAGE([.G12:.G20])" office:value-type="float" office:value="5552.01028925">
            <text:p>5552.01028925</text:p>
          </table:table-cell>
          <table:table-cell office:value-type="float" office:value="31312531250">
            <text:p>31312531250</text:p>
          </table:table-cell>
          <table:table-cell table:formula="of:=[.H21]*8/[.G21]" office:value-type="float" office:value="45118837.4929758">
            <text:p>45118837.4929758</text:p>
          </table:table-cell>
          <table:table-cell/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linsey </meta:initial-creator>
    <meta:creation-date>2017-02-20T13:09:05</meta:creation-date>
    <dc:date>2017-06-17T16:05:22</dc:date>
    <dc:creator>qlinsey </dc:creator>
    <meta:editing-duration>P18DT9H7M6S</meta:editing-duration>
    <meta:editing-cycles>7</meta:editing-cycles>
    <meta:generator>LibreOffice/3.5$Linux_X86_64 LibreOffice_project/350m1$Build-2</meta:generator>
    <meta:document-statistic meta:table-count="3" meta:cell-count="117" meta:object-count="0"/>
  </office:meta>
</office:document-meta>
</file>